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Wingdings" svg:font-family="Wingdings"/>
  </office:font-face-decl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cm" fo:border="none" style:writing-mode="page"/>
    </style:style>
    <style:style style:name="Tabela3.A3" style:family="table-cell">
      <style:table-cell-properties style:writing-mode="page"/>
    </style:style>
    <style:style style:name="Tabela3.A4" style:family="table-cell">
      <style:table-cell-properties style:writing-mode="page"/>
    </style:style>
    <style:style style:name="Tabela3.A5" style:family="table-cell">
      <style:table-cell-properties style:writing-mode="page"/>
    </style:style>
    <style:style style:name="Tabela3.A6" style:family="table-cell">
      <style:table-cell-properties style:writing-mode="page"/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3cm" style:rel-column-width="11566*"/>
    </style:style>
    <style:style style:name="Tabela6.B" style:family="table-column">
      <style:table-column-properties style:column-width="9.999cm" style:rel-column-width="38547*"/>
    </style:style>
    <style:style style:name="Tabela6.C" style:family="table-column">
      <style:table-column-properties style:column-width="4.001cm" style:rel-column-width="15422*"/>
    </style:style>
    <style:style style:name="Tabela6.A1" style:family="table-cell">
      <style:table-cell-properties style:writing-mode="page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5.666cm" style:rel-column-width="21840*"/>
    </style:style>
    <style:style style:name="Tabela5.B" style:family="table-column">
      <style:table-column-properties style:column-width="8.334cm" style:rel-column-width="32128*"/>
    </style:style>
    <style:style style:name="Tabela5.C" style:family="table-column">
      <style:table-column-properties style:column-width="3cm" style:rel-column-width="11567*"/>
    </style:style>
    <style:style style:name="Tabela5.A1" style:family="table-cell">
      <style:table-cell-properties style:writing-mode="page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writing-mode="page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4.001cm" style:rel-column-width="15421*"/>
    </style:style>
    <style:style style:name="Tabela4.C" style:family="table-column">
      <style:table-column-properties style:column-width="8.999cm" style:rel-column-width="34693*"/>
    </style:style>
    <style:style style:name="Tabela4.A1" style:family="table-cell">
      <style:table-cell-properties style:writing-mode="page"/>
    </style:style>
    <style:style style:name="Tabela7" style:family="table">
      <style:table-properties style:width="17cm" table:align="margins" style:writing-mode="lr-tb"/>
    </style:style>
    <style:style style:name="Tabela7.A" style:family="table-column">
      <style:table-column-properties style:column-width="13cm" style:rel-column-width="50113*"/>
    </style:style>
    <style:style style:name="Tabela7.B" style:family="table-column">
      <style:table-column-properties style:column-width="4.001cm" style:rel-column-width="15422*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5.399cm" style:rel-column-width="20813*"/>
    </style:style>
    <style:style style:name="Tabela8.B" style:family="table-column">
      <style:table-column-properties style:column-width="4.001cm" style:rel-column-width="15421*"/>
    </style:style>
    <style:style style:name="Tabela8.C" style:family="table-column">
      <style:table-column-properties style:column-width="7.601cm" style:rel-column-width="29301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13cm" style:rel-column-width="50113*"/>
    </style:style>
    <style:style style:name="Tabela9.B" style:family="table-column">
      <style:table-column-properties style:column-width="4.001cm" style:rel-column-width="15422*"/>
    </style:style>
    <style:style style:name="Tabela9.A1" style:family="table-cell">
      <style:table-cell-properties style:writing-mode="page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5.399cm" style:rel-column-width="20813*"/>
    </style:style>
    <style:style style:name="Tabela11.B" style:family="table-column">
      <style:table-column-properties style:column-width="4.001cm" style:rel-column-width="15421*"/>
    </style:style>
    <style:style style:name="Tabela11.C" style:family="table-column">
      <style:table-column-properties style:column-width="7.601cm" style:rel-column-width="29301*"/>
    </style:style>
    <style:style style:name="Tabela11.A1" style:family="table-cell">
      <style:table-cell-properties style:writing-mode="page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13cm" style:rel-column-width="50113*"/>
    </style:style>
    <style:style style:name="Tabela10.B" style:family="table-column">
      <style:table-column-properties style:column-width="4.001cm" style:rel-column-width="15422*"/>
    </style:style>
    <style:style style:name="Tabela10.A1" style:family="table-cell">
      <style:table-cell-properties style:writing-mode="page"/>
    </style:style>
    <style:style style:name="Tabela12" style:family="table">
      <style:table-properties style:width="17cm" table:align="margins" style:writing-mode="lr-tb"/>
    </style:style>
    <style:style style:name="Tabela12.A" style:family="table-column">
      <style:table-column-properties style:column-width="5.399cm" style:rel-column-width="20813*"/>
    </style:style>
    <style:style style:name="Tabela12.B" style:family="table-column">
      <style:table-column-properties style:column-width="4.001cm" style:rel-column-width="15421*"/>
    </style:style>
    <style:style style:name="Tabela12.C" style:family="table-column">
      <style:table-column-properties style:column-width="7.601cm" style:rel-column-width="29301*"/>
    </style:style>
    <style:style style:name="Tabela12.A1" style:family="table-cell">
      <style:table-cell-properties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2cm" style:rel-column-width="46258*"/>
    </style:style>
    <style:style style:name="Tabela13.B" style:family="table-column">
      <style:table-column-properties style:column-width="5.001cm" style:rel-column-width="19277*"/>
    </style:style>
    <style:style style:name="Tabela13.A1" style:family="table-cell">
      <style:table-cell-properties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001cm" style:rel-column-width="19276*"/>
    </style:style>
    <style:style style:name="Tabela14.B" style:family="table-column">
      <style:table-column-properties style:column-width="12cm" style:rel-column-width="46259*"/>
    </style:style>
    <style:style style:name="Tabela14.A1" style:family="table-cell">
      <style:table-cell-properties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001cm" style:rel-column-width="30843*"/>
    </style:style>
    <style:style style:name="Tabela15.B" style:family="table-column">
      <style:table-column-properties style:column-width="8.999cm" style:rel-column-width="34692*"/>
    </style:style>
    <style:style style:name="Tabela15.A1" style:family="table-cell">
      <style:table-cell-properties style:writing-mode="page"/>
    </style:style>
    <style:style style:name="Tabela15.B1" style:family="table-cell">
      <style:table-cell-properties fo:padding="0.097cm" fo:border-left="none" fo:border-right="none" fo:border-top="0.5pt solid #000000" fo:border-bottom="none" style:writing-mode="pag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Verdana" officeooo:rsid="0017f879" officeooo:paragraph-rsid="0017f879"/>
    </style:style>
    <style:style style:name="P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Verdana" officeooo:rsid="0017f879" officeooo:paragraph-rsid="0019435b"/>
    </style:style>
    <style:style style:name="P4" style:family="paragraph" style:parent-style-name="Table_20_Contents">
      <style:paragraph-properties fo:text-align="end" style:justify-single-word="false"/>
      <style:text-properties style:font-name="Verdana" officeooo:rsid="0017f879" officeooo:paragraph-rsid="0019435b"/>
    </style:style>
    <style:style style:name="P5" style:family="paragraph" style:parent-style-name="Standard">
      <style:text-properties style:font-name="Tahoma" fo:font-size="12pt" officeooo:rsid="00196bae" officeooo:paragraph-rsid="00196bae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.499cm" style:auto-text-indent="false" style:writing-mode="lr-tb"/>
      <style:text-properties style:font-name="Tahoma" fo:font-size="12pt" officeooo:rsid="00196bae" officeooo:paragraph-rsid="00196bae" style:font-size-asian="12pt" style:font-size-complex="12pt"/>
    </style:style>
    <style:style style:name="P7" style:family="paragraph" style:parent-style-name="Standard">
      <style:text-properties style:font-name="Tahoma" fo:font-size="12pt" officeooo:rsid="00212069" officeooo:paragraph-rsid="00212069" style:font-size-asian="12pt" style:font-size-complex="12pt"/>
    </style:style>
    <style:style style:name="P8" style:family="paragraph" style:parent-style-name="Table_20_Contents">
      <style:text-properties style:font-name="Tahoma" fo:font-size="12pt" officeooo:rsid="00212069" officeooo:paragraph-rsid="00212069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2pt" officeooo:rsid="00212069" officeooo:paragraph-rsid="0021206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ahoma" fo:font-size="12pt" officeooo:rsid="0023969b" officeooo:paragraph-rsid="002396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2pt" officeooo:paragraph-rsid="0021206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2pt" officeooo:rsid="001b79ad" officeooo:paragraph-rsid="001b79a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12pt" officeooo:rsid="001d55d8" officeooo:paragraph-rsid="001d55d8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2pt" officeooo:rsid="001eddd2" officeooo:paragraph-rsid="001eddd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2pt" officeooo:rsid="001f9e7e" officeooo:paragraph-rsid="001f9e7e" style:font-size-asian="12pt" style:font-size-complex="12pt"/>
    </style:style>
    <style:style style:name="P17" style:family="paragraph" style:parent-style-name="Table_20_Contents">
      <style:text-properties style:font-name="Tahoma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12pt" officeooo:rsid="0024eefe" officeooo:paragraph-rsid="0024eefe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6pt" fo:font-weight="bold" officeooo:rsid="00196bae" officeooo:paragraph-rsid="00196bae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normal" officeooo:rsid="00196bae" officeooo:paragraph-rsid="00196bae" style:font-size-asian="12pt" style:font-style-asian="normal" style:font-weight-asian="normal" style:font-size-complex="12pt" style:text-emphasize="none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bold" officeooo:rsid="001f9e7e" officeooo:paragraph-rsid="001f9e7e" style:font-size-asian="12pt" style:font-style-asian="normal" style:font-weight-asian="bold" style:font-size-complex="12pt" style:font-weight-complex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font-name="Tahoma" fo:font-size="12pt" fo:font-weight="bold" officeooo:rsid="00212069" officeooo:paragraph-rsid="00212069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c9211e" loext:opacity="100%" style:font-name="Tahoma" fo:font-size="12pt" officeooo:rsid="001b79ad" officeooo:paragraph-rsid="001b79a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c9211e" loext:opacity="100%" style:font-name="Tahoma" fo:font-size="12pt" officeooo:rsid="001d55d8" officeooo:paragraph-rsid="001d55d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c9211e" loext:opacity="100%" style:font-name="Tahoma" fo:font-size="12pt" officeooo:rsid="001f993f" officeooo:paragraph-rsid="001f993f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style:font-name="Tahoma" fo:font-size="12pt" officeooo:rsid="001f9e7e" officeooo:paragraph-rsid="001f9e7e" style:font-size-asian="12pt" style:font-size-complex="12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POSTA DE INTENÇÃO DE FILIAÇÃO</text:p>
      <text:p text:style-name="P5"/>
      <text:p text:style-name="P6"><text:span text:style-name="T2">Solicitamos a inclusão de nossa empresa no quadro social da </text:span><text:span text:style-name="T3">Associação Comercial, Industrial, Serviços e Educacional de Santana de Parnaíba</text:span><text:span text:style-name="T2">, para acesso aos serviços disponíveis. Estamos cientes da mensalidade, taxas por consultas efetuadas ou outros serviços prestados que serão cobrados mensalmente. Declaramos também que estamos cientes e de acordo com as condições do Regulamento Interno de utilização dos serviços, cuja cópia recebemos neste ato.</text:span></text:p>
      <text:p text:style-name="P20"/>
      <table:table table:name="Tabela3" table:style-name="Tabela3">
        <table:table-column table:style-name="Tabela3.A"/>
        <table:table-row table:style-name="TableLine2337548806688">
          <table:table-cell table:style-name="Tabela3.A1" office:value-type="string">
            <text:p text:style-name="P23">Razão Social</text:p>
          </table:table-cell>
        </table:table-row>
        <table:table-row table:style-name="TableLine2337548813760">
          <table:table-cell table:style-name="Tabela3.A1" office:value-type="string">
            <text:p text:style-name="P13"/>
          </table:table-cell>
        </table:table-row>
        <table:table-row table:style-name="TableLine2337548814304">
          <table:table-cell table:style-name="Tabela3.A4" office:value-type="string">
            <text:p text:style-name="P24">Nome Fantasia</text:p>
          </table:table-cell>
        </table:table-row>
        <table:table-row table:style-name="TableLine2337548811312">
          <table:table-cell table:style-name="Tabela3.A4" office:value-type="string">
            <text:p text:style-name="P13"/>
          </table:table-cell>
        </table:table-row>
        <table:table-row table:style-name="TableLine2337548818384">
          <table:table-cell table:style-name="Tabela3.A6" office:value-type="string">
            <text:p text:style-name="P24">Endereço da Empresa</text:p>
          </table:table-cell>
        </table:table-row>
        <table:table-row table:style-name="TableLine2337548820560">
          <table:table-cell table:style-name="Tabela3.A6" office:value-type="string">
            <text:p text:style-name="P15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leLine2337548811584">
          <table:table-cell table:style-name="Tabela6.A1" office:value-type="string">
            <text:p text:style-name="P24">Número</text:p>
          </table:table-cell>
          <table:table-cell table:style-name="Tabela6.A1" office:value-type="string">
            <text:p text:style-name="P24">Complemento</text:p>
          </table:table-cell>
          <table:table-cell table:style-name="Tabela6.A1" office:value-type="string">
            <text:p text:style-name="P24">CEP</text:p>
          </table:table-cell>
        </table:table-row>
        <table:table-row table:style-name="TableLine2337548821648">
          <table:table-cell table:style-name="Tabela6.A1" office:value-type="string">
            <text:p text:style-name="P14"/>
          </table:table-cell>
          <table:table-cell table:style-name="Tabela6.A1" office:value-type="string">
            <text:p text:style-name="P14"/>
          </table:table-cell>
          <table:table-cell table:style-name="Tabela6.A1" office:value-type="string">
            <text:p text:style-name="P15"/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337548816480">
          <table:table-cell table:style-name="Tabela5.A1" office:value-type="string">
            <text:p text:style-name="P24">Bairro</text:p>
          </table:table-cell>
          <table:table-cell table:style-name="Tabela5.A1" office:value-type="string">
            <text:p text:style-name="P24">Cidade</text:p>
          </table:table-cell>
          <table:table-cell table:style-name="Tabela5.A1" office:value-type="string">
            <text:p text:style-name="P24">Estado</text:p>
          </table:table-cell>
        </table:table-row>
        <table:table-row table:style-name="TableLine2337548815120">
          <table:table-cell table:style-name="Tabela5.A1" office:value-type="string">
            <text:p text:style-name="P15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</table:table>
      <table:table table:name="Tabela2" table:style-name="Tabela2">
        <table:table-column table:style-name="Tabela2.A" table:number-columns-repeated="3"/>
        <table:table-row table:style-name="TableLine2337548816208">
          <table:table-cell table:style-name="Tabela2.A1" office:value-type="string">
            <text:p text:style-name="P25">CNPJ</text:p>
          </table:table-cell>
          <table:table-cell table:style-name="Tabela2.A1" office:value-type="string">
            <text:p text:style-name="P25">Inscrição Estadual</text:p>
          </table:table-cell>
          <table:table-cell table:style-name="Tabela2.A1" office:value-type="string">
            <text:p text:style-name="P25">Inscrição Municipal</text:p>
          </table:table-cell>
        </table:table-row>
        <table:table-row table:style-name="TableLine2337548821376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</table:table>
      <table:table table:name="Tabela4" table:style-name="Tabela4">
        <table:table-column table:style-name="Tabela4.A" table:number-columns-repeated="2"/>
        <table:table-column table:style-name="Tabela4.C"/>
        <table:table-row table:style-name="TableLine2337548816752">
          <table:table-cell table:style-name="Tabela4.A1" office:value-type="string">
            <text:p text:style-name="P26">Telefone Fixo</text:p>
          </table:table-cell>
          <table:table-cell table:style-name="Tabela4.A1" office:value-type="string">
            <text:p text:style-name="P26">Celular</text:p>
          </table:table-cell>
          <table:table-cell table:style-name="Tabela4.A1" office:value-type="string">
            <text:p text:style-name="P26">E-mail</text:p>
          </table:table-cell>
        </table:table-row>
        <table:table-row table:style-name="TableLine2337548814848"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6"/>
          </table:table-cell>
        </table:table-row>
      </table:table>
      <text:p text:style-name="P21">COMPOSIÇÃO SOCIAL</text:p>
      <table:table table:name="Tabela7" table:style-name="Tabela7">
        <table:table-column table:style-name="Tabela7.A"/>
        <table:table-column table:style-name="Tabela7.B"/>
        <table:table-row table:style-name="TableLine2337548818112">
          <table:table-cell table:style-name="Tabela7.A1" office:value-type="string">
            <text:p text:style-name="P9">Nome (Sócio 1)</text:p>
          </table:table-cell>
          <table:table-cell table:style-name="Tabela7.A1" office:value-type="string">
            <text:p text:style-name="P9">CPF</text:p>
          </table:table-cell>
        </table:table-row>
        <table:table-row table:style-name="TableLine2337548824640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9"/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leLine2337548827088">
          <table:table-cell table:style-name="Tabela8.A1" office:value-type="string">
            <text:p text:style-name="P9">Cargo</text:p>
          </table:table-cell>
          <table:table-cell table:style-name="Tabela8.A1" office:value-type="string">
            <text:p text:style-name="P9">Telefone</text:p>
          </table:table-cell>
          <table:table-cell table:style-name="Tabela8.A1" office:value-type="string">
            <text:p text:style-name="P9">E-mail</text:p>
          </table:table-cell>
        </table:table-row>
        <table:table-row table:style-name="TableLine2337548823280"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row table:style-name="TableLine2337548822736">
          <table:table-cell table:style-name="Tabela9.A1" office:value-type="string">
            <text:p text:style-name="P9">Nome (Sócio 2)</text:p>
          </table:table-cell>
          <table:table-cell table:style-name="Tabela9.A1" office:value-type="string">
            <text:p text:style-name="P9">CPF</text:p>
          </table:table-cell>
        </table:table-row>
        <table:table-row table:style-name="TableLine2337548826816">
          <table:table-cell table:style-name="Tabela9.A1" office:value-type="string">
            <text:p text:style-name="P12"/>
          </table:table-cell>
          <table:table-cell table:style-name="Tabela9.A1" office:value-type="string">
            <text:p text:style-name="P9"/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leLine2337548819744">
          <table:table-cell table:style-name="Tabela11.A1" office:value-type="string">
            <text:p text:style-name="P9">Cargo</text:p>
          </table:table-cell>
          <table:table-cell table:style-name="Tabela11.A1" office:value-type="string">
            <text:p text:style-name="P9">Telefone</text:p>
          </table:table-cell>
          <table:table-cell table:style-name="Tabela11.A1" office:value-type="string">
            <text:p text:style-name="P9">E-mail</text:p>
          </table:table-cell>
        </table:table-row>
        <table:table-row table:style-name="TableLine2337548813488">
          <table:table-cell table:style-name="Tabela11.A1" office:value-type="string">
            <text:p text:style-name="P9"/>
          </table:table-cell>
          <table:table-cell table:style-name="Tabela11.A1" office:value-type="string">
            <text:p text:style-name="P9"/>
          </table:table-cell>
          <table:table-cell table:style-name="Tabela11.A1" office:value-type="string">
            <text:p text:style-name="P9"/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 table:style-name="TableLine2337548822464">
          <table:table-cell table:style-name="Tabela10.A1" office:value-type="string">
            <text:p text:style-name="P9">Nome (Sócio 3)</text:p>
          </table:table-cell>
          <table:table-cell table:style-name="Tabela10.A1" office:value-type="string">
            <text:p text:style-name="P9">CPF</text:p>
          </table:table-cell>
        </table:table-row>
        <table:table-row table:style-name="TableLine2337548827360">
          <table:table-cell table:style-name="Tabela10.A1" office:value-type="string">
            <text:p text:style-name="P12"/>
          </table:table-cell>
          <table:table-cell table:style-name="Tabela10.A1" office:value-type="string">
            <text:p text:style-name="P9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leLine2337548825184">
          <table:table-cell table:style-name="Tabela12.A1" office:value-type="string">
            <text:p text:style-name="P9">Cargo</text:p>
          </table:table-cell>
          <table:table-cell table:style-name="Tabela12.A1" office:value-type="string">
            <text:p text:style-name="P9">Telefone</text:p>
          </table:table-cell>
          <table:table-cell table:style-name="Tabela12.A1" office:value-type="string">
            <text:p text:style-name="P9">E-mail</text:p>
          </table:table-cell>
        </table:table-row>
        <table:table-row table:style-name="TableLine2337548841776">
          <table:table-cell table:style-name="Tabela12.A1" office:value-type="string">
            <text:p text:style-name="P9"/>
          </table:table-cell>
          <table:table-cell table:style-name="Tabela12.A1" office:value-type="string">
            <text:p text:style-name="P9"/>
          </table:table-cell>
          <table:table-cell table:style-name="Tabela12.A1" office:value-type="string">
            <text:p text:style-name="P9"/>
          </table:table-cell>
        </table:table-row>
      </table:table>
      <text:p text:style-name="P22">CONTATO</text:p>
      <table:table table:name="Tabela13" table:style-name="Tabela13">
        <table:table-column table:style-name="Tabela13.A"/>
        <table:table-column table:style-name="Tabela13.B"/>
        <table:table-row table:style-name="TableLine2337548826272">
          <table:table-cell table:style-name="Tabela13.A1" office:value-type="string">
            <text:p text:style-name="P8">Nome</text:p>
          </table:table-cell>
          <table:table-cell table:style-name="Tabela13.A1" office:value-type="string">
            <text:p text:style-name="P8">Cargo</text:p>
          </table:table-cell>
        </table:table-row>
        <table:table-row table:style-name="TableLine2337548832256">
          <table:table-cell table:style-name="Tabela13.A1" office:value-type="string">
            <text:p text:style-name="P17"/>
          </table:table-cell>
          <table:table-cell table:style-name="Tabela13.A1" office:value-type="string">
            <text:p text:style-name="P17"/>
          </table:table-cell>
        </table:table-row>
      </table:table>
      <table:table table:name="Tabela14" table:style-name="Tabela14">
        <table:table-column table:style-name="Tabela14.A"/>
        <table:table-column table:style-name="Tabela14.B"/>
        <table:table-row table:style-name="TableLine2337548842320">
          <table:table-cell table:style-name="Tabela14.A1" office:value-type="string">
            <text:p text:style-name="P8">Telefone</text:p>
          </table:table-cell>
          <table:table-cell table:style-name="Tabela14.A1" office:value-type="string">
            <text:p text:style-name="P8">E-mail</text:p>
          </table:table-cell>
        </table:table-row>
        <table:table-row table:style-name="TableLine2337548835248">
          <table:table-cell table:style-name="Tabela14.A1" office:value-type="string">
            <text:p text:style-name="P17"/>
          </table:table-cell>
          <table:table-cell table:style-name="Tabela14.A1" office:value-type="string">
            <text:p text:style-name="P17"/>
          </table:table-cell>
        </table:table-row>
      </table:table>
      <text:p text:style-name="P7"/>
      <text:p text:style-name="P10">Santana de Parnaíba, SP, 29 de Abril de 2022.</text:p>
      <text:p text:style-name="P7"/>
      <text:p text:style-name="P7"/>
      <table:table table:name="Tabela15" table:style-name="Tabela15">
        <table:table-column table:style-name="Tabela15.A"/>
        <table:table-column table:style-name="Tabela15.B"/>
        <table:table-row table:style-name="TableLine2337548833344">
          <table:table-cell table:style-name="Tabela15.A1" office:value-type="string">
            <text:p text:style-name="P17"/>
          </table:table-cell>
          <table:table-cell table:style-name="Tabela15.B1" office:value-type="string">
            <text:p text:style-name="P18">Responsável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006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writing-mode="pag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  <style:text-properties style:font-name="Verdana" officeooo:rsid="0017f879" officeooo:paragraph-rsid="0017f879"/>
    </style:style>
    <style:style style:name="MP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Verdana" officeooo:rsid="0017f879" officeooo:paragraph-rsid="0019435b"/>
    </style:style>
    <style:style style:name="MP4" style:family="paragraph" style:parent-style-name="Table_20_Contents">
      <style:paragraph-properties fo:text-align="end" style:justify-single-word="false"/>
      <style:text-properties style:font-name="Verdana" officeooo:rsid="0017f879" officeooo:paragraph-rsid="0019435b"/>
    </style:style>
    <style:style style:name="MT1" style:family="text">
      <style:text-properties style:font-name="Wingdings" style:font-name-asian="Wingdings" style:font-name-complex="Wingdings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column table:style-name="Tabela1.B"/>
          <table:table-row table:style-name="TableLine2337548796896">
            <table:table-cell table:style-name="Tabela1.A1" office:value-type="string">
              <text:p text:style-name="MP1"><draw:frame draw:style-name="Mfr1" draw:name="Figura1" text:anchor-type="char" svg:width="6.006cm" svg:height="2.503cm" draw:z-index="0"/></text:p>
            </table:table-cell>
            <table:table-cell table:style-name="Tabela1.A1" office:value-type="string">
              <text:p text:style-name="MP2"/>
              <text:p text:style-name="MP3">Av. Tenente Marques 4704 <text:span text:style-name="MT1"></text:span> Sala 5</text:p>
              <text:p text:style-name="MP4">Jardim do Luar <text:span text:style-name="MT1"></text:span> 06529-001</text:p>
              <text:p text:style-name="MP4">Santana de Parnaíba <text:span text:style-name="MT1"></text:span> SP <text:span text:style-name="MT1"></text:span> Brasil</text:p>
              <text:p text:style-name="MP4">sac@acisesp.org.br <text:span text:style-name="MT1"></text:span> (11) 4156-5536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ziney Arbid Luz</meta:initial-creator>
    <meta:creation-date>2022-04-29T11:00:07.593000000</meta:creation-date>
    <dc:date>2022-04-29T14:02:19.005000000</dc:date>
    <dc:creator>Luziney Arbid Luz</dc:creator>
    <meta:editing-duration>PT17M59S</meta:editing-duration>
    <meta:editing-cycles>6</meta:editing-cycles>
    <meta:generator>LibreOffice/7.2.5.2$Windows_X86_64 LibreOffice_project/499f9727c189e6ef3471021d6132d4c694f357e5</meta:generator>
    <meta:document-statistic meta:table-count="15" meta:image-count="1" meta:object-count="0" meta:page-count="1" meta:paragraph-count="44" meta:word-count="152" meta:character-count="970" meta:non-whitespace-character-count="862"/>
  </office:meta>
</office:document-meta>
</file>